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system-ui, apple-system, BlinkMacSystemFont, 'Segoe UI', Helvetica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039d05" officeooo:paragraph-rsid="00039d0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74479" officeooo:paragraph-rsid="00074479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74479" officeooo:paragraph-rsid="0007447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9d05" officeooo:paragraph-rsid="00039d0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074479" officeooo:paragraph-rsid="000816c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74479" officeooo:paragraph-rsid="0007447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816c9" officeooo:paragraph-rsid="000816c9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officeooo:paragraph-rsid="0005b3c4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4pt" officeooo:rsid="00081eb7" officeooo:paragraph-rsid="00081eb7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b2f68" officeooo:paragraph-rsid="000b2f68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b2f68" officeooo:paragraph-rsid="000b2f68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3pt" officeooo:paragraph-rsid="00081eb7" style:font-size-asian="13pt" style:font-size-complex="13pt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3pt" officeooo:paragraph-rsid="00081eb7" style:font-size-asian="13pt" style:font-size-complex="13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3pt" officeooo:paragraph-rsid="000b2f68" style:font-size-asian="13pt" style:font-size-complex="13pt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3pt" officeooo:rsid="000b2f68" officeooo:paragraph-rsid="000b2f68" style:font-size-asian="13pt" style:font-size-complex="13pt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3pt" officeooo:rsid="000c0beb" officeooo:paragraph-rsid="000c0beb" style:font-size-asian="13pt" style:font-size-complex="13pt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3pt" fo:font-weight="bold" officeooo:rsid="000c0beb" officeooo:paragraph-rsid="000c0be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5480e" officeooo:paragraph-rsid="0005480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05b3c4" officeooo:paragraph-rsid="0005b3c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074479" officeooo:paragraph-rsid="0007447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8pt" officeooo:rsid="0005480e" officeooo:paragraph-rsid="000548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paragraph-rsid="0005b3c4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bold" officeooo:rsid="000d7976" officeooo:paragraph-rsid="000d7976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05480e" officeooo:paragraph-rsid="0005480e" style:font-size-asian="13pt" style:font-size-complex="13pt"/>
    </style:style>
    <style:style style:name="P2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0d7976" officeooo:paragraph-rsid="000d7976" style:font-size-asian="13pt" style:font-weight-asian="normal" style:font-size-complex="13pt" style:font-weight-complex="normal"/>
    </style:style>
    <style:style style:name="T1" style:family="text">
      <style:text-properties officeooo:rsid="0005b3c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officeooo:rsid="0005480e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5b3c4" style:font-size-asian="18pt" style:font-weight-asian="bold" style:font-size-complex="18pt" style:font-weight-complex="bold"/>
    </style:style>
    <style:style style:name="T5" style:family="text">
      <style:text-properties officeooo:rsid="000816c9"/>
    </style:style>
    <style:style style:name="T6" style:family="text">
      <style:text-properties fo:font-variant="normal" fo:text-transform="none" fo:color="#3e3f42" fo:letter-spacing="normal" fo:font-style="normal"/>
    </style:style>
    <style:style style:name="T7" style:family="text">
      <style:text-properties fo:font-variant="normal" fo:text-transform="none" fo:color="#3e3f42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000000" style:font-name="Open Sans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9536c"/>
    </style:style>
    <style:style style:name="T18" style:family="text">
      <style:text-properties fo:font-variant="normal" fo:text-transform="none" fo:letter-spacing="normal" fo:font-style="normal" fo:font-weight="normal" officeooo:rsid="000b2f68"/>
    </style:style>
    <style:style style:name="T19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20" style:family="text">
      <style:text-properties fo:font-variant="normal" fo:text-transform="none" fo:color="#212529" style:font-name="Open Sans" fo:font-size="13pt" fo:letter-spacing="normal" fo:font-style="normal" fo:font-weight="normal" style:font-size-asian="13pt" style:font-size-complex="13pt"/>
    </style:style>
    <style:style style:name="T21" style:family="text">
      <style:text-properties fo:font-weight="normal" officeooo:rsid="0010e89f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9536c" style:font-weight-asian="bold" style:font-weight-complex="bold"/>
    </style:style>
    <style:style style:name="T24" style:family="text">
      <style:text-properties fo:color="#000000" fo:font-size="13pt" fo:font-weight="normal" officeooo:rsid="0010e89f" style:font-size-asian="13pt" style:font-weight-asian="normal" style:font-size-complex="13pt" style:font-weight-complex="normal"/>
    </style:style>
    <style:style style:name="T25" style:family="text">
      <style:text-properties fo:font-size="13pt" officeooo:rsid="000d96a0" style:font-size-asian="13pt" style:font-size-complex="13pt"/>
    </style:style>
    <style:style style:name="T26" style:family="text">
      <style:text-properties fo:font-size="13pt" fo:font-weight="normal" officeooo:rsid="0010e89f" style:font-size-asian="13pt" style:font-weight-asian="normal" style:font-size-complex="13pt" style:font-weight-complex="normal"/>
    </style:style>
    <style:style style:name="T27" style:family="text">
      <style:text-properties officeooo:rsid="000d7976"/>
    </style:style>
    <style:style style:name="T28" style:family="text">
      <style:text-properties officeooo:rsid="000d96a0"/>
    </style:style>
    <style:style style:name="T29" style:family="text">
      <style:text-properties officeooo:rsid="0005b3c4" style:font-size-asian="18pt" style:font-size-complex="18pt"/>
    </style:style>
    <style:style style:name="T30" style:family="text">
      <style:text-properties officeooo:rsid="0005b3c4" style:font-size-asian="18pt" style:font-weight-asian="bold" style:font-size-complex="18pt" style:font-weight-complex="bold"/>
    </style:style>
    <style:style style:name="T31" style:family="text">
      <style:text-properties officeooo:rsid="000f8a37"/>
    </style:style>
    <style:style style:name="T32" style:family="text">
      <style:text-properties officeooo:rsid="0010e8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ing Progress Report</text:p>
      <text:p text:style-name="P1"><text:span text:style-name="T2"><text:s/></text:span><text:span text:style-name="T3">1.Docker </text:span></text:p>
      <text:list xml:id="list2519755903" text:style-name="L1">
        <text:list-item>
          <text:p text:style-name="P9"><text:span text:style-name="T22">Docker </text:span><text:span text:style-name="T23">Image and Container</text:span><text:span text:style-name="T8"><text:line-break/></text:span><text:span text:style-name="T10">Images can exist without containers, whereas a container needs to run an image to exist. Therefore containers are dependent on images and use them to construct a run-time environment and run an application. </text:span></text:p>
          <text:p text:style-name="P13"><text:span text:style-name="T17">i</text:span><text:span text:style-name="T16">ts main benefit is to package applications in containers to be portable to any system running a Linux or Windows operating system (OS).</text:span></text:p>
        </text:list-item>
        <text:list-item>
          <text:p text:style-name="P10"><text:span text:style-name="T6">Docker-Compose</text:span></text:p>
          <text:p text:style-name="P14"><text:span text:style-name="T18">Docker </text:span><text:span text:style-name="T16">Compose is a tool for defining and running multi-container Docker applications</text:span><text:span text:style-name="T18">.YAML file configure application services then with single command create and start all the services.</text:span></text:p>
        </text:list-item>
        <text:list-item>
          <text:p text:style-name="P11"><text:span text:style-name="T6">Docker Hub</text:span></text:p>
          <text:p text:style-name="P15"><text:span text:style-name="T16">Docker Hub is a service provided by Docker for finding and sharing container images with your team.</text:span></text:p>
          <text:p text:style-name="P17"><text:span text:style-name="T15">Use of Docker Hub</text:span></text:p>
          <text:p text:style-name="P16"><text:span text:style-name="T16">Pull and Push container images</text:span></text:p>
          <text:p text:style-name="P16"><text:span text:style-name="T16">Manage access to private repositories of container images.</text:span></text:p>
          <text:p text:style-name="P12"><text:span text:style-name="T7"/></text:p>
        </text:list-item>
      </text:list>
      <text:p text:style-name="P18">2.Git</text:p>
      <text:list xml:id="list223616898" text:style-name="L2">
        <text:list-header>
          <text:p text:style-name="P24"><text:span text:style-name="T27">Git </text:span>is a distributed version-control system for tracking changes in source code during software development. It is designed for coordinating work among programmers.</text:p>
        </text:list-header>
        <text:list-item>
          <text:p text:style-name="P23">GitHub</text:p>
          <text:p text:style-name="P25">Github is a web-based platform used for version control. Git simplifies the process of working with other people and makes it easy to collaborate on projects. </text:p>
        </text:list-item>
      </text:list>
      <text:p text:style-name="P18">3.<text:span text:style-name="T1">Nginx</text:span></text:p>
      <text:p text:style-name="P21"><text:tab/><text:span text:style-name="T25">Nginx is open source software which provide web server for reverse proxying ,caching <text:s text:c="6"/><text:tab/>and load balancing.It also provide HTTP server capabilities. </text:span></text:p>
      <text:p text:style-name="P19">4.SSL Certificate</text:p>
      <text:p text:style-name="P22"><text:span text:style-name="T29"><text:tab/></text:span><text:span text:style-name="T12">SSL is used to secure transactions, data transfer and logins, and more when <text:tab/>securing browsing of social media sites.</text:span></text:p>
      <text:p text:style-name="P19">5.postgreSQL</text:p>
      <text:p text:style-name="P8"><text:span text:style-name="T4"><text:tab/></text:span><text:span text:style-name="T12">It is a highly stable database management system.PostgreSQL is used as the primary <text:tab/>data store or data warehouse for many web</text:span><text:span text:style-name="T9">.</text:span></text:p>
      <text:p text:style-name="P20"><text:span text:style-name="T31">6</text:span>.Ansible</text:p>
      <text:p text:style-name="P20"><text:tab/><text:span text:style-name="T24">Ansible is open source IT engine which automates application deployment ,intra <text:tab/>services,cloud provisioning and many other tools.</text:span></text:p>
      <text:p text:style-name="P20"><text:span text:style-name="T24"/></text:p>
      <text:p text:style-name="P2"/>
      <text:p text:style-name="P3"><text:soft-page-break/>Topics in which issue</text:p>
      <text:p text:style-name="P5">1.Docker SWAR Cluste Problem in installation of docker machine and VB </text:p>
      <text:p text:style-name="P6">2.Zimbra <text:span text:style-name="T5">problem during installation</text:span></text:p>
      <text:p text:style-name="P7">3.Apache2 server problem in services</text:p>
      <text:p text:style-name="P7">4.Vagrant when run “vagrant up” problem with VirtualBox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system-ui, apple-system, BlinkMacSystemFont, 'Segoe UI', Helvetica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7:45:41.317481313</meta:creation-date>
    <dc:date>2020-08-06T12:56:23.594972308</dc:date>
    <meta:editing-duration>PT27M15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2" meta:paragraph-count="29" meta:word-count="306" meta:character-count="1957" meta:non-whitespace-character-count="1672"/>
  </office:meta>
</office:document-meta>
</file>